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e9d45" officeooo:paragraph-rsid="000e9d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g Adoption Admin Credentials</text:p>
      <text:p text:style-name="P1"/>
      <text:p text:style-name="P1">Username: DogAdmin</text:p>
      <text:p text:style-name="P1">Email: <text:a xlink:type="simple" xlink:href="mailto:admin@dogadoption.com" text:style-name="Internet_20_link" text:visited-style-name="Visited_20_Internet_20_Link">admin@dogadoption.com</text:a></text:p>
      <text:p text:style-name="P1">Password: uAIm$97qdQ4w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4T18:56:32.660514708</meta:creation-date>
    <dc:date>2020-03-14T18:58:14.956093005</dc:date>
    <meta:editing-duration>PT1M42S</meta:editing-duration>
    <meta:editing-cycles>1</meta:editing-cycles>
    <meta:document-statistic meta:table-count="0" meta:image-count="0" meta:object-count="0" meta:page-count="1" meta:paragraph-count="4" meta:word-count="10" meta:character-count="98" meta:non-whitespace-character-count="92"/>
    <meta:generator>LibreOffice/6.2.3.2$MacOSX_X86_64 LibreOffice_project/aecc05fe267cc68dde00352a451aa867b3b546ac</meta:generator>
  </office:meta>
</office:document-meta>
</file>